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107.8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  <table:table-cell table:style-name="ce1" office:value-type="string" calcext:value-type="string">
            <text:p>   6<text:span text:style-name="T1">th</text:span>  Jestha</text:p>
          </table:table-cell>
          <table:table-cell table:style-name="ce1" office:value-type="string" calcext:value-type="string">
            <text:p>   7<text:span text:style-name="T1">th</text:span>  Jestha</text:p>
          </table:table-cell>
          <table:table-cell table:style-name="ce1" office:value-type="string" calcext:value-type="string">
            <text:p>   12<text:span text:style-name="T1">th</text:span>  Jestha</text:p>
          </table:table-cell>
          <table:table-cell table:style-name="ce1" office:value-type="string" calcext:value-type="string">
            <text:p>   14<text:span text:style-name="T1">th</text:span>  Jestha</text:p>
          </table:table-cell>
          <table:table-cell table:style-name="ce1" office:value-type="string" calcext:value-type="string">
            <text:p>   15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6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5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6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4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0:19:18.51162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29T10:23:03.292760810</dc:date>
    <meta:editing-duration>PT3H53M53S</meta:editing-duration>
    <meta:editing-cycles>38</meta:editing-cycles>
    <meta:generator>LibreOffice/5.3.1.2$Linux_X86_64 LibreOffice_project/30m0$Build-2</meta:generator>
    <meta:document-statistic meta:table-count="1" meta:cell-count="456" meta:object-count="0"/>
  </office:meta>
</office:document-meta>
</file>